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e6e6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svg:stroke-width="0.051cm" svg:stroke-color="#ff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2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Capitals O'" style:font-pitch="variable" fo:font-size="28pt" style:font-size-asian="28pt" style:font-size-complex="28pt"/>
    </style:style>
    <style:style style:name="P3" style:family="paragraph">
      <style:text-properties fo:font-family="'Linux Libertine Capitals O'" style:font-pitch="variable" fo:font-size="24pt" style:font-size-asian="24pt" style:font-size-complex="24pt"/>
    </style:style>
    <style:style style:name="P4" style:family="paragraph">
      <style:paragraph-properties fo:text-align="center"/>
      <style:text-properties fo:font-family="TeXGyreChorus" style:font-pitch="variable" fo:font-size="22pt" style:font-size-asian="22pt" style:font-size-complex="22pt"/>
    </style:style>
    <style:style style:name="T1" style:family="text">
      <style:text-properties fo:font-family="'Linux Libertine Capitals O'" style:font-pitch="variable" fo:font-size="28pt" style:font-size-asian="28pt" style:font-size-complex="28pt"/>
    </style:style>
    <style:style style:name="T2" style:family="text">
      <style:text-properties fo:font-family="'Linux Libertine Capitals O'" style:font-pitch="variable" fo:font-size="24pt" style:font-size-asian="24pt" style:font-size-complex="24pt"/>
    </style:style>
    <style:style style:name="T3" style:family="text">
      <style:text-properties fo:font-family="TeXGyreChoru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636cm" svg:height="3.175cm" svg:x="2.732cm" svg:y="12.184cm">
          <text:p text:style-name="P1"><text:span text:style-name="T1">Entités Réactiv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974cm" svg:height="3.175cm" svg:x="11.681cm" svg:y="12.133cm">
          <text:p text:style-name="P1"><text:span text:style-name="T1">Machines Virtuel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847cm" svg:height="3.988cm" svg:x="2.681cm" svg:y="7.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36cm" svg:height="3.175cm" svg:x="2.681cm" svg:y="2.333cm">
          <text:p text:style-name="P1"><text:span text:style-name="T1">Interface We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974cm" svg:height="3.175cm" svg:x="11.63cm" svg:y="2.382cm">
          <text:p text:style-name="P1"><text:span text:style-name="T1">Interface Unix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1cm" svg:height="1.27cm" svg:x="3.794cm" svg:y="8.366cm">
          <draw:text-box>
            <text:p text:style-name="P3"><text:span text:style-name="T2">Exercice</text:span></text:p>
          </draw:text-box>
        </draw:frame>
        <draw:frame draw:style-name="gr2" draw:text-style-name="P3" draw:layer="layout" svg:width="4.636cm" svg:height="1.27cm" svg:x="7.794cm" svg:y="8.366cm">
          <draw:text-box>
            <text:p text:style-name="P3"><text:span text:style-name="T2">Question</text:span></text:p>
          </draw:text-box>
        </draw:frame>
        <draw:frame draw:style-name="gr2" draw:text-style-name="P3" draw:layer="layout" svg:width="4.636cm" svg:height="1.27cm" svg:x="11.994cm" svg:y="8.366cm">
          <draw:text-box>
            <text:p text:style-name="P3"><text:span text:style-name="T2">Contexte</text:span></text:p>
          </draw:text-box>
        </draw:frame>
        <draw:frame draw:style-name="gr2" draw:text-style-name="P3" draw:layer="layout" svg:width="5.08cm" svg:height="1.27cm" svg:x="3.794cm" svg:y="9.866cm">
          <draw:text-box>
            <text:p text:style-name="P3"><text:span text:style-name="T2">Utilisateur</text:span></text:p>
          </draw:text-box>
        </draw:frame>
        <draw:frame draw:style-name="gr2" draw:text-style-name="P3" draw:layer="layout" svg:width="3.997cm" svg:height="1.27cm" svg:x="9.495cm" svg:y="9.866cm">
          <draw:text-box>
            <text:p text:style-name="P3"><text:span text:style-name="T2">Réponse</text:span></text:p>
          </draw:text-box>
        </draw:frame>
        <draw:frame draw:style-name="gr2" draw:text-style-name="P3" draw:layer="layout" svg:width="6.673cm" svg:height="1.27cm" svg:x="13.696cm" svg:y="9.866cm">
          <draw:text-box>
            <text:p text:style-name="P3"><text:span text:style-name="T2">Orchestrateur</text:span></text:p>
          </draw:text-box>
        </draw:frame>
        <draw:frame draw:style-name="gr2" draw:text-style-name="P3" draw:layer="layout" svg:width="5.361cm" svg:height="1.27cm" svg:x="16.394cm" svg:y="8.366cm">
          <draw:text-box>
            <text:p text:style-name="P3"><text:span text:style-name="T2">Evaluation</text:span></text:p>
          </draw:text-box>
        </draw:frame>
        <draw:custom-shape draw:style-name="gr1" draw:text-style-name="P2" draw:layer="layout" svg:width="18.847cm" svg:height="1.808cm" svg:x="2.63cm" svg:y="5.669cm">
          <text:p text:style-name="P2">Services Htt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02cm" svg:height="1.723cm" svg:x="2.681cm" svg:y="15.533cm">
          <text:p text:style-name="P1"><text:span text:style-name="T1">Système de fichiers sous Gi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905cm" draw:transform="rotate (-3.12728095372344) translate (26.655cm 17.302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683cm" svg:height="1.905cm" draw:transform="rotate (-3.12728095372344) translate (26.629cm 5.215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6.731cm" svg:height="2.663cm" svg:x="26.289cm" svg:y="3.013cm">
          <draw:text-box>
            <text:p text:style-name="P4"><text:span text:style-name="T3">Interface utilisateur</text:span></text:p>
            <text:p text:style-name="P4"><text:span text:style-name="T3">de haut-niveau</text:span></text:p>
          </draw:text-box>
        </draw:frame>
        <draw:frame draw:style-name="gr5" draw:text-style-name="P4" draw:layer="layout" svg:width="6.731cm" svg:height="2.663cm" svg:x="26.29cm" svg:y="15.014cm">
          <draw:text-box>
            <text:p text:style-name="P4"><text:span text:style-name="T3">Interface utilisateur</text:span></text:p>
            <text:p text:style-name="P4"><text:span text:style-name="T3">de bas-niveau</text:span></text:p>
          </draw:text-box>
        </draw:frame>
        <draw:custom-shape draw:style-name="gr1" draw:text-style-name="P2" draw:layer="layout" svg:width="19.02cm" svg:height="1.723cm" svg:x="2.63cm" svg:y="15.482cm">
          <text:p text:style-name="P1"><text:span text:style-name="T1">Système de fichiers sous G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22cm" fo:page-height="18.5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6T14:43:08</meta:creation-date>
    <dc:date>2013-07-08T13:50:52</dc:date>
    <meta:editing-duration>P1DT22H54M15S</meta:editing-duration>
    <meta:editing-cycles>6</meta:editing-cycles>
    <meta:generator>LibreOffice/3.5$Linux_X86_64 LibreOffice_project/350m1$Build-2</meta:generator>
    <meta:document-statistic meta:object-count="19"/>
  </office:meta>
</office:document-meta>
</file>